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01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563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name-complex="Arial1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font-style="italic" style:font-size-asian="10pt" style:font-style-asian="italic" style:font-name-complex="Arial1" style:font-size-complex="10pt" style:font-style-complex="italic"/>
    </style:style>
    <style:style style:name="ce5" style:family="table-cell" style:parent-style-name="Defaul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ext-properties style:font-name="Arial" fo:font-size="10pt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>
            <text:p>Entidad Federativa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>
            <text:p>Aguascalientes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aja California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77">
            <text:p>77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aja California Sur</text:p>
          </table:table-cell>
          <table:table-cell office:value-type="float" office:value="90">
            <text:p>9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0">
            <text:p>90</text:p>
          </table:table-cell>
          <table:table-cell office:value-type="float" office:value="61">
            <text:p>61</text:p>
          </table:table-cell>
          <table:table-cell office:value-type="float" office:value="105">
            <text:p>10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75">
            <text:p>75</text:p>
          </table:table-cell>
          <table:table-cell table:style-name="ce6"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apas</text:p>
          </table:table-cell>
          <table:table-cell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huahu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ahuila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-</text:p>
          </table:table-cell>
          <table:table-cell office:value-type="float" office:value="2">
            <text:p>2</text:p>
          </table:table-cell>
          <table:table-cell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lima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istrito Federal</text:p>
          </table:table-cell>
          <table:table-cell table:number-columns-repeated="5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urango</text:p>
          </table:table-cell>
          <table:table-cell table:number-columns-repeated="5" table:style-name="ce2" office:value-type="string">
            <text:p>-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stado de México</text:p>
          </table:table-cell>
          <table:table-cell table:style-name="ce2" office:value-type="string">
            <text:p>-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uanajuato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uerrero</text:p>
          </table:table-cell>
          <table:table-cell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idalgo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alisco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ichoacán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orelos</text:p>
          </table:table-cell>
          <table:table-cell table:number-columns-repeated="5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ayarit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uevo León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axaca</text:p>
          </table:table-cell>
          <table:table-cell table:style-name="ce2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uebla</text:p>
          </table:table-cell>
          <table:table-cell table:number-columns-repeated="5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Querétaro</text:p>
          </table:table-cell>
          <table:table-cell table:style-name="ce2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string">
            <text:p>-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Quintana Roo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an Luis Potosí</text:p>
          </table:table-cell>
          <table:table-cell table:number-columns-repeated="3" table:style-name="ce2" office:value-type="string">
            <text:p>-</text:p>
          </table:table-cell>
          <table:table-cell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inaloa</text:p>
          </table:table-cell>
          <table:table-cell table:style-name="ce2" office:value-type="float" office:value="60">
            <text:p>60</text:p>
          </table:table-cell>
          <table:table-cell office:value-type="float" office:value="88">
            <text:p>88</text:p>
          </table:table-cell>
          <table:table-cell table:style-name="ce2"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nora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17">
            <text:p>117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abasco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amaulipas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laxcal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eracruz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83">
            <text:p>83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Yucatá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Zacatecas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2"/>
    </number:number-style>
    <number:number-style style:name="N117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4/08/2017</text:date>, <text:time>14:5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7-04-08T14:51:59</dc:date>
    <dc:creator>Gabriela Rodriguez Beron</dc:creator>
    <meta:editing-duration>PT15M47S</meta:editing-duration>
    <meta:editing-cycles>1</meta:editing-cycles>
    <meta:document-statistic meta:table-count="1" meta:cell-count="198" meta:object-count="0"/>
  </office:meta>
</office:document-meta>
</file>